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7.77cm"/>
    </style:style>
    <style:style style:name="co3" style:family="table-column">
      <style:table-column-properties fo:break-before="auto" style:column-width="4.8cm"/>
    </style:style>
    <style:style style:name="co5" style:family="table-column">
      <style:table-column-properties fo:break-before="auto" style:column-width="19.285cm"/>
    </style:style>
    <style:style style:name="ro2" style:family="table-row">
      <style:table-row-properties style:row-height="0.453cm" fo:break-before="auto" style:use-optimal-row-height="true"/>
    </style:style>
    <style:style style:name="ro3" style:family="table-row">
      <style:table-row-properties style:row-height="0.631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2.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vertical-align="middle"/>
      <style:paragraph-properties fo:margin-left="0cm"/>
      <style:text-properties fo:color="#0000ff" fo:font-size="14pt" fo:font-weight="bold" style:font-size-asian="14pt" style:font-weight-asian="bold" style:font-size-complex="14pt" style:font-weight-complex="bold"/>
    </style:style>
    <style:style style:name="ce2" style:family="table-cell" style:parent-style-name="Default">
      <style:table-cell-properties fo:wrap-option="wrap" style:vertical-align="middle"/>
    </style:style>
    <style:style style:name="ce3" style:family="table-cell" style:parent-style-name="Default">
      <style:table-cell-properties fo:wrap-option="wrap" style:vertical-align="middle"/>
      <style:text-properties fo:color="#0000ff" fo:font-size="12pt" fo:font-weight="bold" style:font-size-asian="12pt" style:font-weight-asian="bold" style:font-size-complex="12pt" style:font-weight-complex="bold"/>
    </style:style>
    <style:style style:name="ce4" style:family="table-cell" style:parent-style-name="Default">
      <style:table-cell-properties fo:wrap-option="wrap" style:vertical-align="middle"/>
      <style:text-properties fo:font-weight="bold" style:font-weight-asian="bold" style:font-weight-complex="bold"/>
    </style:style>
    <style:style style:name="ce5" style:family="table-cell" style:parent-style-name="Default">
      <style:table-cell-properties fo:wrap-option="wrap" style:vertical-align="middle"/>
      <style:text-properties style:use-window-font-color="true"/>
    </style:style>
    <style:style style:name="ce6" style:family="table-cell" style:parent-style-name="Default">
      <style:table-cell-properties fo:wrap-option="wrap" style:vertical-align="middle"/>
      <style:text-properties fo:color="#ff0000"/>
    </style:style>
  </office:automatic-styles>
  <office:body>
    <office:spreadsheet>
      <table:table table:name="Hoja1" table:style-name="ta1" table:print="false">
        <table:table-column table:style-name="co2" table:default-cell-style-name="ce2"/>
        <table:table-column table:style-name="co3" table:default-cell-style-name="ce2"/>
        <table:table-column table:style-name="co5" table:default-cell-style-name="ce2"/>
        <table:table-row table:style-name="ro3">
          <table:table-cell table:style-name="ce1" office:value-type="string" table:number-columns-spanned="3" table:number-rows-spanned="1">
            <text:p>google.maps.Map class</text:p>
          </table:table-cell>
          <table:covered-table-cell table:number-columns-repeated="2"/>
        </table:table-row>
        <table:table-row table:style-name="ro2">
          <table:table-cell table:number-columns-repeated="3"/>
        </table:table-row>
        <table:table-row table:style-name="ro4">
          <table:table-cell office:value-type="string" table:number-columns-spanned="3" table:number-rows-spanned="1">
            <text:p>This class extends <text:a xlink:href="../MVCObject%20class.ods">MVCObject</text:a>.</text:p>
          </table:table-cell>
          <table:covered-table-cell table:number-columns-repeated="2"/>
        </table:table-row>
        <table:table-row table:style-name="ro2">
          <table:table-cell table:number-columns-repeated="3"/>
        </table:table-row>
        <table:table-row table:style-name="ro5">
          <table:table-cell table:style-name="ce3" office:value-type="string">
            <text:p>Constructor</text:p>
          </table:table-cell>
          <table:table-cell table:number-columns-repeated="2"/>
        </table:table-row>
        <table:table-row table:style-name="ro4">
          <table:table-cell table:style-name="ce4" office:value-type="string">
            <text:p>Constructor </text:p>
          </table:table-cell>
          <table:table-cell table:style-name="ce4" office:value-type="string">
            <text:p>Description</text:p>
          </table:table-cell>
          <table:table-cell/>
        </table:table-row>
        <table:table-row table:style-name="ro4">
          <table:table-cell office:value-type="string">
            <text:p>Map(mapDiv:Node, opts?:<text:a xlink:href="../MapOptions%20Object.ods">MapOptions</text:a>) </text:p>
          </table:table-cell>
          <table:table-cell office:value-type="string" table:number-columns-spanned="2" table:number-rows-spanned="1">
            <text:p>Creates a new map inside of the given HTML container, which is typically a DIV element.</text:p>
          </table:table-cell>
          <table:covered-table-cell/>
        </table:table-row>
        <table:table-row table:style-name="ro2">
          <table:table-cell table:number-columns-repeated="3"/>
        </table:table-row>
        <table:table-row table:style-name="ro5">
          <table:table-cell table:style-name="ce3" office:value-type="string">
            <text:p>Methods</text:p>
          </table:table-cell>
          <table:table-cell table:number-columns-repeated="2"/>
        </table:table-row>
        <table:table-row table:style-name="ro4">
          <table:table-cell table:style-name="ce4" office:value-type="string">
            <text:p>Methods </text:p>
          </table:table-cell>
          <table:table-cell table:style-name="ce4" office:value-type="string">
            <text:p>Return Value </text:p>
          </table:table-cell>
          <table:table-cell table:style-name="ce4" office:value-type="string">
            <text:p>Description</text:p>
          </table:table-cell>
        </table:table-row>
        <table:table-row table:style-name="ro4">
          <table:table-cell table:style-name="ce5" office:value-type="string">
            <text:p>fitBounds(bounds:<text:a xlink:href="../LatLngBounds%20class.ods">LatLngBounds</text:a>) </text:p>
          </table:table-cell>
          <table:table-cell office:value-type="string">
            <text:p>None </text:p>
          </table:table-cell>
          <table:table-cell office:value-type="string">
            <text:p>Sets the viewport to contain the given bounds.</text:p>
          </table:table-cell>
        </table:table-row>
        <table:table-row table:style-name="ro6">
          <table:table-cell table:style-name="ce5" office:value-type="string">
            <text:p>getBounds() </text:p>
          </table:table-cell>
          <table:table-cell office:value-type="string">
            <text:p><text:a xlink:href="../LatLngBounds%20class.ods">LatLngBounds</text:a> </text:p>
          </table:table-cell>
          <table:table-cell office:value-type="string">
            <text:p>Returns the lat/lng bounds of the current viewport. If the map is not yet initialized (i.e. the mapType is still null), or center and zoom have not been set then the result is null or undefined.</text:p>
          </table:table-cell>
        </table:table-row>
        <table:table-row table:style-name="ro4">
          <table:table-cell table:style-name="ce5" office:value-type="string">
            <text:p>getCenter() </text:p>
          </table:table-cell>
          <table:table-cell office:value-type="string">
            <text:p><text:a xlink:href="../LatLng%20class.ods">LatLng</text:a></text:p>
          </table:table-cell>
          <table:table-cell/>
        </table:table-row>
        <table:table-row table:style-name="ro4">
          <table:table-cell table:style-name="ce6" office:value-type="string">
            <text:p>getDiv() </text:p>
          </table:table-cell>
          <table:table-cell office:value-type="string">
            <text:p>Node </text:p>
          </table:table-cell>
          <table:table-cell/>
        </table:table-row>
        <table:table-row table:style-name="ro6">
          <table:table-cell table:style-name="ce6" office:value-type="string">
            <text:p>getHeading() </text:p>
          </table:table-cell>
          <table:table-cell office:value-type="string">
            <text:p>number </text:p>
          </table:table-cell>
          <table:table-cell office:value-type="string">
            <text:p>Returns the compass heading of aerial imagery. The heading value is measured in degrees (clockwise) from cardinal direction North.</text:p>
          </table:table-cell>
        </table:table-row>
        <table:table-row table:style-name="ro4">
          <table:table-cell table:style-name="ce5" office:value-type="string">
            <text:p>getMapTypeId() </text:p>
          </table:table-cell>
          <table:table-cell office:value-type="string">
            <text:p><text:a xlink:href="../MapTypeId%20class.ods">MapTypeId</text:a>|string </text:p>
          </table:table-cell>
          <table:table-cell/>
        </table:table-row>
        <table:table-row table:style-name="ro6">
          <table:table-cell table:style-name="ce5" office:value-type="string">
            <text:p>getProjection() </text:p>
          </table:table-cell>
          <table:table-cell office:value-type="string">
            <text:p><text:a xlink:href="../Projection%20object.ods">Projection</text:a> </text:p>
          </table:table-cell>
          <table:table-cell office:value-type="string">
            <text:p>Returns the current Projection. If the map is not yet initialized (i.e. the mapType is still null) then the result is null. Listen to projection_changed and check its value to ensure it is not null.</text:p>
          </table:table-cell>
        </table:table-row>
        <table:table-row table:style-name="ro7">
          <table:table-cell table:style-name="ce6" office:value-type="string">
            <text:p>getStreetView() </text:p>
          </table:table-cell>
          <table:table-cell office:value-type="string">
            <text:p>StreetViewPanorama </text:p>
          </table:table-cell>
          <table:table-cell office:value-type="string">
            <text:p>Returns the default StreetViewPanorama bound to the map, which may be a default panorama embedded within the map, or the panorama set using setStreetView(). Changes to the map's streetViewControl will be reflected in the display of such a bound panorama.</text:p>
          </table:table-cell>
        </table:table-row>
        <table:table-row table:style-name="ro7">
          <table:table-cell table:style-name="ce6" office:value-type="string">
            <text:p>getTilt() </text:p>
          </table:table-cell>
          <table:table-cell office:value-type="string">
            <text:p>number </text:p>
          </table:table-cell>
          <table:table-cell office:value-type="string">
            <text:p>Returns the angle of incidence for aerial imagery (available for SATELLITE and HYBRID map types) measured in degrees from the viewport plane to the map plane. A value of 0 indicates no angle of incidence (no tilt) while 45° imagery will return a value of 45.</text:p>
          </table:table-cell>
        </table:table-row>
        <table:table-row table:style-name="ro4">
          <table:table-cell table:style-name="ce5" office:value-type="string">
            <text:p>getZoom() </text:p>
          </table:table-cell>
          <table:table-cell office:value-type="string">
            <text:p>number </text:p>
          </table:table-cell>
          <table:table-cell/>
        </table:table-row>
        <table:table-row table:style-name="ro7">
          <table:table-cell table:style-name="ce5" office:value-type="string">
            <text:p>panBy(x:number, y:number) </text:p>
          </table:table-cell>
          <table:table-cell office:value-type="string">
            <text:p>None </text:p>
          </table:table-cell>
          <table:table-cell office:value-type="string">
            <text:p>Changes the center of the map by the given distance in pixels. If the distance is less than both the width and height of the map, the transition will be smoothly animated. Note that the map coordinate system increases from west to east (for x values) and north to south (for y values).</text:p>
          </table:table-cell>
        </table:table-row>
        <table:table-row table:style-name="ro6">
          <table:table-cell table:style-name="ce5" office:value-type="string">
            <text:p>panTo(latLng:<text:a xlink:href="../LatLng%20class.ods">LatLng</text:a>) </text:p>
          </table:table-cell>
          <table:table-cell office:value-type="string">
            <text:p>None </text:p>
          </table:table-cell>
          <table:table-cell office:value-type="string">
            <text:p>Changes the center of the map to the given LatLng. If the change is less than both the width and height of the map, the transition will be smoothly animated.</text:p>
          </table:table-cell>
        </table:table-row>
        <table:table-row table:style-name="ro8">
          <table:table-cell table:style-name="ce5" office:value-type="string">
            <text:p>panToBounds(latLngBounds:<text:a xlink:href="../LatLngBounds%20class.ods">LatLngBounds</text:a>) </text:p>
          </table:table-cell>
          <table:table-cell office:value-type="string">
            <text:p>None </text:p>
          </table:table-cell>
          <table:table-cell office:value-type="string">
            <text:p>Pans the map by the minimum amount necessary to contain the given LatLngBounds. It makes no guarantee where on the map the bounds will be, except that as much of the bounds as possible will be visible. The bounds will be positioned inside the area bounded by the map type and navigation (pan, zoom, and Street View) controls, if they are present on the map. If the bounds is larger than the map, the map will be shifted to include the northwest corner of the bounds. If the change in the map's position is less than both the width and height of the map, the transition will be smoothly animated.</text:p>
          </table:table-cell>
        </table:table-row>
        <table:table-row table:style-name="ro4">
          <table:table-cell table:style-name="ce5" office:value-type="string">
            <text:p>setCenter(latlng:<text:a xlink:href="../LatLng%20class.ods">LatLng</text:a>) </text:p>
          </table:table-cell>
          <table:table-cell office:value-type="string">
            <text:p>None </text:p>
          </table:table-cell>
          <table:table-cell/>
        </table:table-row>
        <table:table-row table:style-name="ro4">
          <table:table-cell table:style-name="ce6" office:value-type="string">
            <text:p>setHeading(heading:number) </text:p>
          </table:table-cell>
          <table:table-cell office:value-type="string">
            <text:p>None </text:p>
          </table:table-cell>
          <table:table-cell office:value-type="string">
            <text:p>Sets the compass heading for aerial imagery measured in degrees from cardinal direction North.</text:p>
          </table:table-cell>
        </table:table-row>
        <table:table-row table:style-name="ro4">
          <table:table-cell table:style-name="ce5" office:value-type="string">
            <text:p>setMapTypeId(mapTypeId:<text:a xlink:href="../MapTypeId%20class.ods">MapTypeId</text:a>|string) </text:p>
          </table:table-cell>
          <table:table-cell office:value-type="string">
            <text:p>None </text:p>
          </table:table-cell>
          <table:table-cell/>
        </table:table-row>
        <table:table-row table:style-name="ro4">
          <table:table-cell table:style-name="ce6" office:value-type="string">
            <text:p>setOptions(options:<text:a xlink:href="../MapOptions%20Object.ods">MapOptions</text:a>) </text:p>
          </table:table-cell>
          <table:table-cell office:value-type="string">
            <text:p>None </text:p>
          </table:table-cell>
          <table:table-cell/>
        </table:table-row>
        <table:table-row table:style-name="ro7">
          <table:table-cell table:style-name="ce6" office:value-type="string">
            <text:p>setStreetView(panorama:StreetViewPanorama) </text:p>
          </table:table-cell>
          <table:table-cell office:value-type="string">
            <text:p>None </text:p>
          </table:table-cell>
          <table:table-cell office:value-type="string">
            <text:p>Binds a StreetViewPanorama to the map. This panorama overrides the default StreetViewPanorama, allowing the map to bind to an external panorama outside of the map. Setting the panorama to null binds the default embedded panorama back to the map.</text:p>
          </table:table-cell>
        </table:table-row>
        <table:table-row table:style-name="ro7">
          <table:table-cell table:style-name="ce6" office:value-type="string">
            <text:p>setTilt(tilt:number) </text:p>
          </table:table-cell>
          <table:table-cell office:value-type="string">
            <text:p>None </text:p>
          </table:table-cell>
          <table:table-cell office:value-type="string">
            <text:p>Sets the angle of incidence for aerial imagery (available for SATELLITE and HYBRID map types) measured in degrees from the viewport plane to the map plane. The only supported values are 0, indicating no angle of incidence (no tilt), and 45 indicating a tilt of 45deg;.</text:p>
          </table:table-cell>
        </table:table-row>
        <table:table-row table:style-name="ro4">
          <table:table-cell table:style-name="ce5" office:value-type="string">
            <text:p>setZoom(zoom:number) </text:p>
          </table:table-cell>
          <table:table-cell office:value-type="string">
            <text:p>None </text:p>
          </table:table-cell>
          <table:table-cell/>
        </table:table-row>
        <table:table-row table:style-name="ro2">
          <table:table-cell table:number-columns-repeated="3"/>
        </table:table-row>
        <table:table-row table:style-name="ro5">
          <table:table-cell table:style-name="ce3" office:value-type="string">
            <text:p>Properties</text:p>
          </table:table-cell>
          <table:table-cell table:number-columns-repeated="2"/>
        </table:table-row>
        <table:table-row table:style-name="ro4">
          <table:table-cell table:style-name="ce4" office:value-type="string">
            <text:p>Properties </text:p>
          </table:table-cell>
          <table:table-cell table:style-name="ce4" office:value-type="string">
            <text:p>Type </text:p>
          </table:table-cell>
          <table:table-cell table:style-name="ce4" office:value-type="string">
            <text:p>Description</text:p>
          </table:table-cell>
        </table:table-row>
        <table:table-row table:style-name="ro6">
          <table:table-cell table:style-name="ce6" office:value-type="string">
            <text:p>controls </text:p>
          </table:table-cell>
          <table:table-cell office:value-type="string">
            <text:p>Array.&lt;MVCArray.&lt;Node&gt;&gt; </text:p>
          </table:table-cell>
          <table:table-cell office:value-type="string">
            <text:p>Additional controls to attach to the map. To add a control to the map, add the control's &lt;div&gt; to the MVCArray corresponding to the ControlPosition where it should be rendered.</text:p>
          </table:table-cell>
        </table:table-row>
        <table:table-row table:style-name="ro4">
          <table:table-cell table:style-name="ce6" office:value-type="string">
            <text:p>mapTypes </text:p>
          </table:table-cell>
          <table:table-cell office:value-type="string">
            <text:p>MapTypeRegistry </text:p>
          </table:table-cell>
          <table:table-cell office:value-type="string">
            <text:p>A registry of MapType instances by string ID.</text:p>
          </table:table-cell>
        </table:table-row>
        <table:table-row table:style-name="ro4">
          <table:table-cell table:style-name="ce6" office:value-type="string">
            <text:p>overlayMapTypes </text:p>
          </table:table-cell>
          <table:table-cell office:value-type="string">
            <text:p>MVCArray.&lt;MapType&gt; </text:p>
          </table:table-cell>
          <table:table-cell office:value-type="string">
            <text:p>Additional map types to overlay.</text:p>
          </table:table-cell>
        </table:table-row>
        <table:table-row table:style-name="ro2">
          <table:table-cell table:number-columns-repeated="3"/>
        </table:table-row>
        <table:table-row table:style-name="ro5">
          <table:table-cell table:style-name="ce3" office:value-type="string">
            <text:p>Events</text:p>
          </table:table-cell>
          <table:table-cell table:number-columns-repeated="2"/>
        </table:table-row>
        <table:table-row table:style-name="ro4">
          <table:table-cell table:style-name="ce4" office:value-type="string">
            <text:p>Events </text:p>
          </table:table-cell>
          <table:table-cell table:style-name="ce4" office:value-type="string">
            <text:p>Arguments </text:p>
          </table:table-cell>
          <table:table-cell table:style-name="ce4" office:value-type="string">
            <text:p>Description</text:p>
          </table:table-cell>
        </table:table-row>
        <table:table-row table:style-name="ro4">
          <table:table-cell table:style-name="ce5" office:value-type="string">
            <text:p>bounds_changed </text:p>
          </table:table-cell>
          <table:table-cell office:value-type="string">
            <text:p>None </text:p>
          </table:table-cell>
          <table:table-cell office:value-type="string">
            <text:p>This event is fired when the viewport bounds have changed.</text:p>
          </table:table-cell>
        </table:table-row>
        <table:table-row table:style-name="ro4">
          <table:table-cell table:style-name="ce5" office:value-type="string">
            <text:p>center_changed </text:p>
          </table:table-cell>
          <table:table-cell office:value-type="string">
            <text:p>None </text:p>
          </table:table-cell>
          <table:table-cell office:value-type="string">
            <text:p>This event is fired when the map center property changes.</text:p>
          </table:table-cell>
        </table:table-row>
        <table:table-row table:style-name="ro4">
          <table:table-cell table:style-name="ce5" office:value-type="string">
            <text:p>click </text:p>
          </table:table-cell>
          <table:table-cell office:value-type="string">
            <text:p><text:a xlink:href="../MouseEvent%20object.ods">MouseEvent</text:a> </text:p>
          </table:table-cell>
          <table:table-cell office:value-type="string">
            <text:p>This event is fired when the user clicks on the map (but not when they click on a marker or infowindow).</text:p>
          </table:table-cell>
        </table:table-row>
        <table:table-row table:style-name="ro4">
          <table:table-cell table:style-name="ce5" office:value-type="string">
            <text:p>dblclick </text:p>
          </table:table-cell>
          <table:table-cell office:value-type="string">
            <text:p><text:a xlink:href="../MouseEvent%20object.ods">MouseEvent</text:a> </text:p>
          </table:table-cell>
          <table:table-cell office:value-type="string">
            <text:p>This event is fired when the user double-clicks on the map. Note that the click event will also fire, right before this one.</text:p>
          </table:table-cell>
        </table:table-row>
        <table:table-row table:style-name="ro4">
          <table:table-cell table:style-name="ce5" office:value-type="string">
            <text:p>drag </text:p>
          </table:table-cell>
          <table:table-cell office:value-type="string">
            <text:p>None </text:p>
          </table:table-cell>
          <table:table-cell office:value-type="string">
            <text:p>This event is repeatedly fired while the user drags the map.</text:p>
          </table:table-cell>
        </table:table-row>
        <table:table-row table:style-name="ro4">
          <table:table-cell table:style-name="ce5" office:value-type="string">
            <text:p>dragend </text:p>
          </table:table-cell>
          <table:table-cell office:value-type="string">
            <text:p>None </text:p>
          </table:table-cell>
          <table:table-cell office:value-type="string">
            <text:p>This event is fired when the user stops dragging the map.</text:p>
          </table:table-cell>
        </table:table-row>
        <table:table-row table:style-name="ro4">
          <table:table-cell table:style-name="ce5" office:value-type="string">
            <text:p>dragstart </text:p>
          </table:table-cell>
          <table:table-cell office:value-type="string">
            <text:p>None </text:p>
          </table:table-cell>
          <table:table-cell office:value-type="string">
            <text:p>This event is fired when the user starts dragging the map.</text:p>
          </table:table-cell>
        </table:table-row>
        <table:table-row table:style-name="ro4">
          <table:table-cell table:style-name="ce6" office:value-type="string">
            <text:p>heading_changed </text:p>
          </table:table-cell>
          <table:table-cell office:value-type="string">
            <text:p>None </text:p>
          </table:table-cell>
          <table:table-cell office:value-type="string">
            <text:p>This event is fired when the map heading property changes.</text:p>
          </table:table-cell>
        </table:table-row>
        <table:table-row table:style-name="ro4">
          <table:table-cell table:style-name="ce6" office:value-type="string">
            <text:p>idle </text:p>
          </table:table-cell>
          <table:table-cell office:value-type="string">
            <text:p>None </text:p>
          </table:table-cell>
          <table:table-cell office:value-type="string">
            <text:p>This event is fired when the map becomes idle after panning or zooming.</text:p>
          </table:table-cell>
        </table:table-row>
        <table:table-row table:style-name="ro4">
          <table:table-cell table:style-name="ce5" office:value-type="string">
            <text:p>maptypeid_changed </text:p>
          </table:table-cell>
          <table:table-cell office:value-type="string">
            <text:p>None </text:p>
          </table:table-cell>
          <table:table-cell office:value-type="string">
            <text:p>This event is fired when the mapTypeId property changes.</text:p>
          </table:table-cell>
        </table:table-row>
        <table:table-row table:style-name="ro4">
          <table:table-cell table:style-name="ce5" office:value-type="string">
            <text:p>mousemove </text:p>
          </table:table-cell>
          <table:table-cell office:value-type="string">
            <text:p><text:a xlink:href="../MouseEvent%20object.ods">MouseEvent</text:a> </text:p>
          </table:table-cell>
          <table:table-cell office:value-type="string">
            <text:p>This event is fired whenever the user's mouse moves over the map container.</text:p>
          </table:table-cell>
        </table:table-row>
        <table:table-row table:style-name="ro4">
          <table:table-cell table:style-name="ce5" office:value-type="string">
            <text:p>mouseout </text:p>
          </table:table-cell>
          <table:table-cell office:value-type="string">
            <text:p><text:a xlink:href="../MouseEvent%20object.ods">MouseEvent</text:a> </text:p>
          </table:table-cell>
          <table:table-cell office:value-type="string">
            <text:p>This event is fired when the user's mouse exits the map container.</text:p>
          </table:table-cell>
        </table:table-row>
        <table:table-row table:style-name="ro4">
          <table:table-cell table:style-name="ce5" office:value-type="string">
            <text:p>mouseover </text:p>
          </table:table-cell>
          <table:table-cell office:value-type="string">
            <text:p><text:a xlink:href="../MouseEvent%20object.ods">MouseEvent</text:a> </text:p>
          </table:table-cell>
          <table:table-cell office:value-type="string">
            <text:p>This event is fired when the user's mouse enters the map container.</text:p>
          </table:table-cell>
        </table:table-row>
        <table:table-row table:style-name="ro4">
          <table:table-cell table:style-name="ce6" office:value-type="string">
            <text:p>projection_changed </text:p>
          </table:table-cell>
          <table:table-cell office:value-type="string">
            <text:p>None </text:p>
          </table:table-cell>
          <table:table-cell office:value-type="string">
            <text:p>This event is fired when the projection has changed.</text:p>
          </table:table-cell>
        </table:table-row>
        <table:table-row table:style-name="ro4">
          <table:table-cell table:style-name="ce6" office:value-type="string">
            <text:p>resize </text:p>
          </table:table-cell>
          <table:table-cell office:value-type="string">
            <text:p>None </text:p>
          </table:table-cell>
          <table:table-cell office:value-type="string">
            <text:p>Developers should trigger this event on the map when the div changes size: google.maps.event.trigger(map, 'resize') .</text:p>
          </table:table-cell>
        </table:table-row>
        <table:table-row table:style-name="ro4">
          <table:table-cell table:style-name="ce5" office:value-type="string">
            <text:p>rightclick </text:p>
          </table:table-cell>
          <table:table-cell office:value-type="string">
            <text:p><text:a xlink:href="../MouseEvent%20object.ods">MouseEvent</text:a> </text:p>
          </table:table-cell>
          <table:table-cell office:value-type="string">
            <text:p>This event is fired when the DOM contextmenu event is fired on the map container.</text:p>
          </table:table-cell>
        </table:table-row>
        <table:table-row table:style-name="ro4">
          <table:table-cell table:style-name="ce5" office:value-type="string">
            <text:p>tilesloaded </text:p>
          </table:table-cell>
          <table:table-cell office:value-type="string">
            <text:p>None </text:p>
          </table:table-cell>
          <table:table-cell office:value-type="string">
            <text:p>This event is fired when the visible tiles have finished loading.</text:p>
          </table:table-cell>
        </table:table-row>
        <table:table-row table:style-name="ro4">
          <table:table-cell table:style-name="ce6" office:value-type="string">
            <text:p>tilt_changed </text:p>
          </table:table-cell>
          <table:table-cell office:value-type="string">
            <text:p>None </text:p>
          </table:table-cell>
          <table:table-cell office:value-type="string">
            <text:p>This event is fired when the map tilt property changes.</text:p>
          </table:table-cell>
        </table:table-row>
        <table:table-row table:style-name="ro4">
          <table:table-cell table:style-name="ce5" office:value-type="string">
            <text:p>zoom_changed </text:p>
          </table:table-cell>
          <table:table-cell office:value-type="string">
            <text:p>None </text:p>
          </table:table-cell>
          <table:table-cell office:value-type="string">
            <text:p>This event is fired when the map zoom property changes.</text:p>
          </table:table-cell>
        </table:table-row>
        <table:table-row table:style-name="ro4" table:number-rows-repeated="1048517">
          <table:table-cell table:number-columns-repeated="3"/>
        </table:table-row>
        <table:table-row table:style-name="ro4">
          <table:table-cell table:number-columns-repeated="3"/>
        </table:table-row>
      </table:table>
      <table:table table:name="Hoja2" table:style-name="ta1" table:print="false">
        <table:table-column table:style-name="co4" table:default-cell-style-name="Default"/>
        <table:table-row table:style-name="ro2">
          <table:table-cell/>
        </table:table-row>
      </table:table>
      <table:table table:name="Hoja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7">27/08/2012</text:date>, <text:time>11:17:5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13T12:44:10.42</meta:creation-date>
    <dc:date>2012-08-27T11:17:59.70</dc:date>
    <meta:editing-duration>P1DT17H13M46S</meta:editing-duration>
    <meta:editing-cycles>20</meta:editing-cycles>
    <meta:generator>OpenOffice.org/3.3$Win32 OpenOffice.org_project/330m20$Build-9567</meta:generator>
    <meta:document-statistic meta:table-count="3" meta:cell-count="137" meta:object-count="0"/>
  </office:meta>
</office:document-meta>
</file>